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252in"/>
    </style:style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4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5983b0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1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2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4" table:number-columns-repeated="906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Lettre</text:p>
          </table:table-cell>
          <table:table-cell table:style-name="ce29" office:value-type="string" calcext:value-type="string">
            <text:p>Bonus</text:p>
          </table:table-cell>
          <table:table-cell table:style-name="ce22" office:value-type="string" calcext:value-type="string">
            <text:p>Note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5"/>
          <table:table-cell table:style-name="ce19"/>
          <table:table-cell table:style-name="ce29"/>
          <table:table-cell table:style-name="ce22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3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4]&amp;1))+0.25*[.C4]" office:value-type="float" office:value="0.25" calcext:value-type="float">
            <text:p>0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5]&amp;1))+0.25*[.C5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 table:number-columns-repeated="2"/>
          <table:table-cell table:style-name="ce22" table:formula="of:=4-COLUMN(INDIRECT([.B6]&amp;1))+0.25*[.C6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7]&amp;1))+0.25*[.C7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8]&amp;1))+0.25*[.C8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9]&amp;1))+0.25*[.C9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 office:value-type="string" calcext:value-type="string">
            <text:p>c</text:p>
          </table:table-cell>
          <table:table-cell table:style-name="ce21"/>
          <table:table-cell table:style-name="ce22" table:formula="of:=4-COLUMN(INDIRECT([.B10]&amp;1))+0.25*[.C10]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11]&amp;1))+0.25*[.C11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12]&amp;1))+0.25*[.C12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3]&amp;1))+0.25*[.C13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14]&amp;1))+0.25*[.C14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5]&amp;1))+0.25*[.C15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6]&amp;1))+0.25*[.C16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17]&amp;1))+0.25*[.C17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 table:number-columns-repeated="2"/>
          <table:table-cell table:style-name="ce22" table:formula="of:=4-COLUMN(INDIRECT([.B18]&amp;1))+0.25*[.C18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9]&amp;1))+0.25*[.C19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0]&amp;1))+0.25*[.C20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1]&amp;1))+0.25*[.C21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2]&amp;1))+0.25*[.C22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3]&amp;1))+0.25*[.C23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24]&amp;1))+0.25*[.C24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5]&amp;1))+0.25*[.C25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6]&amp;1))+0.25*[.C26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7]&amp;1))+0.25*[.C27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8]&amp;1))+0.25*[.C28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9]&amp;1))+0.25*[.C29]" office:value-type="float" office:value="0.75" calcext:value-type="float">
            <text:p>0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30]&amp;1))+0.25*[.C30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 table:number-columns-repeated="2"/>
          <table:table-cell table:style-name="ce22" table:formula="of:=4-COLUMN(INDIRECT([.B31]&amp;1))+0.25*[.C31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2]&amp;1))+0.25*[.C32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3]&amp;1))+0.25*[.C33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34]&amp;1))+0.25*[.C34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35]&amp;1))+0.25*[.C35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36]&amp;1))+0.25*[.C36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4"/>
          <table:table-cell table:style-name="ce9" table:number-columns-repeated="132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2" table:number-columns-repeated="2"/>
          <table:table-cell table:style-name="ce22" table:formula="of:=ROUND(AVERAGE([.D4];[.D6:.D10];[.D12];[.D14:.D20];[.D22:.D23];[.D26:.D32];[.D34:.D36]);1)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2" table:number-columns-repeated="2"/>
          <table:table-cell table:style-name="ce22" table:formula="of:=ROUND(AVERAGE([.D5];c1c11;[.D13];[.D21];[.D24];[.D25];[.D33]);1)" office:value-type="string" office:string-value="" calcext:value-type="error">
            <text:p>#NAME?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 table:number-columns-repeated="2"/>
          <table:table-cell table:style-name="ce22" table:formula="of:=ROUND(AVERAGE([.D4:.D36]);1)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 table:number-rows-repeated="65487">
          <table:table-cell table:style-name="ce9" table:number-columns-repeated="133"/>
          <table:table-cell table:number-columns-repeated="777"/>
        </table:table-row>
        <table:table-row table:style-name="ro1" table:number-rows-repeated="8">
          <table:table-cell table:style-name="ce9"/>
          <table:table-cell table:number-columns-repeated="3"/>
          <table:table-cell table:style-name="ce9" table:number-columns-repeated="129"/>
          <table:table-cell table:number-columns-repeated="777"/>
        </table:table-row>
        <table:table-row table:style-name="ro1" table:number-rows-repeated="983040">
          <table:table-cell table:number-columns-repeated="910"/>
        </table:table-row>
        <table:table-row table:style-name="ro1">
          <table:table-cell table:number-columns-repeated="910"/>
        </table:table-row>
      </table:table>
      <table:table table:name="Histogramme (1)" table:style-name="ta1"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4" table:number-columns-repeated="253" table:default-cell-style-name="ce32"/>
        <table:table-row table:style-name="ro1">
          <table:table-cell table:style-name="ce31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16:14:36.896443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08T16:14:44.120307308</dc:date>
    <meta:editing-duration>P2DT15H41M51S</meta:editing-duration>
    <meta:editing-cycles>603</meta:editing-cycles>
    <meta:generator>LibreOffice/6.4.7.2$Linux_X86_64 LibreOffice_project/40$Build-2</meta:generator>
    <meta:document-statistic meta:table-count="2" meta:cell-count="209" meta:object-count="0"/>
  </office:meta>
</office:document-meta>
</file>